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/>
    </style:style>
    <style:style style:name="P2" style:family="paragraph" style:parent-style-name="Text_20_body" style:list-style-name="L1">
      <style:paragraph-properties fo:margin-left="1in" fo:margin-right="0in" fo:margin-top="0in" fo:margin-bottom="0in" loext:contextual-spacing="false" fo:text-indent="0in" style:auto-text-indent="false"/>
    </style:style>
    <style:style style:name="P3" style:family="paragraph" style:parent-style-name="Text_20_body" style:list-style-name="L1">
      <style:paragraph-properties fo:margin-left="1in" fo:margin-right="0in" fo:text-indent="0in" style:auto-text-indent="false"/>
    </style:style>
    <style:style style:name="P4" style:family="paragraph" style:parent-style-name="Text_20_body" style:list-style-name="L2">
      <style:paragraph-properties fo:margin-top="0in" fo:margin-bottom="0.0972in" loext:contextual-spacing="false"/>
    </style:style>
    <style:style style:name="T1" style:family="text">
      <style:text-properties fo:color="#000000"/>
    </style:style>
    <style:style style:name="T2" style:family="text">
      <style:text-properties style:font-name="Times New Roman" fo:font-size="11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15"/><text:span text:style-name="T1">Tarea lunes 5 de febrero</text:span> </text:h>
      <text:p text:style-name="P1">Terminar el drama y hacer lo siguiente:</text:p>
      <text:p text:style-name="Text_20_body"/>
      <text:list xml:id="list5965073334855434157" text:style-name="L1">
        <text:list-item>
          <text:p text:style-name="P2"><text:span text:style-name="T2">explicar la función de la escena entre Elena, Julia y Miguel;</text:span> </text:p>
        </text:list-item>
        <text:list-item>
          <text:p text:style-name="P2"><text:span text:style-name="T2">comentar la función de Navarro en las escenas finales;</text:span> </text:p>
        </text:list-item>
        <text:list-item>
          <text:p text:style-name="P2"><text:span text:style-name="T2">desarrollar una interpretación de las dos imágenes visuales (lo que se describe en las acotaciones) que terminan el drama (p.102, líneas 1-5; p. 102, líneas 6-13);</text:span> </text:p>
        </text:list-item>
        <text:list-item>
          <text:p text:style-name="P3"><text:span text:style-name="T2">proponer un juicio sobre lo que el drama nos comunica; incluir evidencia (citas con páginas) para sostener el juicio.  Estar listo/a para presentarlo oralmente en clase</text:span> </text:p>
        </text:list-item>
      </text:list>
      <text:p text:style-name="Text_20_body"/>
      <text:p text:style-name="P1">Recomendaciones para la preparación:</text:p>
      <text:p text:style-name="Text_20_body"/>
      <text:list xml:id="list7332388370785039210" text:style-name="L2">
        <text:list-item>
          <text:p text:style-name="P4"><text:span text:style-name="T2">Esforzarse por presentar una explicación completa de cada tópico</text:span> </text:p>
        </text:list-item>
        <text:list-item>
          <text:p text:style-name="P4"><text:span text:style-name="T2">Organizar y apuntar las ideas por escrito. Esa información servirá como referencia para poder hablar con soltura y precisión en clase.</text:span> </text:p>
        </text:list-item>
        <text:list-item>
          <text:p text:style-name="P4"><text:span text:style-name="T2">Apoyar los comentarios en la evidencia textual (hacer referencias a la paginación y las citas).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7:12:19.360094000</meta:creation-date>
    <dc:date>2018-02-03T17:13:05.784847000</dc:date>
    <meta:editing-duration>PT50S</meta:editing-duration>
    <meta:editing-cycles>1</meta:editing-cycles>
    <meta:document-statistic meta:table-count="0" meta:image-count="0" meta:object-count="0" meta:page-count="1" meta:paragraph-count="10" meta:word-count="140" meta:character-count="857" meta:non-whitespace-character-count="725"/>
    <meta:generator>LibreOffice/5.2.5.1$MacOSX_X86_64 LibreOffice_project/0312e1a284a7d50ca85a365c316c7abbf20a4d22</meta:generator>
  </office:meta>
</office:document-meta>
</file>